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OURCE OF VICTORY (144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SOURCE OF VICTORY (144:1-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God is powerful (144:1-2, 5-8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God is powerful (144:1-2, 5-8)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protects David (144: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prepares David (144:1, 5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'S SOURCE OF VICTORY (144:1-8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God is powerful (144:1-2, 5-8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Mortals are puny (144:3-4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Mortals are puny (144:3-4)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Our meagerness (144: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Our mortality (144: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AVID'S SOURCE OF VICTORY (144:1-8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God is powerful (144:1-2, 5-8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Mortals are puny (144:3-4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44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DAVID'S SOURCE OF VICTORY (144:1-8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DAVID'S SONG OF VICTORY (144:9-15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DAVID'S SONG OF VICTORY (144:9-15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rejoicing of the redeemed (144:9-11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ewarding of the redeemed (144:12-15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rewarding of the redeemed (144:12-15)<text:s text:c="1"/></text:span><text:span text:style-name="a542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In the homes (144:12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In the fields (144:13-14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In the streets (144:14-15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DAVID'S SONG OF VICTORY (144:9-15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rejoicing of the redeemed (144:9-1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rewarding of the redeemed (144:12-15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PSALM 144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DAVID'S SOURCE OF VICTORY (144:1-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DAVID'S SONG OF VICTORY (144:9-15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4 </dc:title>
    <meta:initial-creator>David STRICKLAND</meta:initial-creator>
    <dc:creator>David STRICKLAND</dc:creator>
    <meta:creation-date>2020-02-23T23:21:27Z</meta:creation-date>
    <dc:date>2020-02-23T23:21:27Z</dc:date>
    <meta:template xlink:href="BibleStudy" xlink:type="simple"/>
    <meta:editing-cycles>1</meta:editing-cycles>
    <meta:editing-duration>PT0S</meta:editing-duration>
    <meta:document-statistic meta:paragraph-count="32" meta:word-count="227"/>
  </office:meta>
</office:document-meta>
</file>